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2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svg:stroke-width="0.051cm" svg:stroke-color="#99ff66" draw:marker-start-width="0.355cm" draw:marker-end-width="0.355cm" draw:fill="none" draw:textarea-horizontal-align="justify" draw:textarea-vertical-align="middle" draw:auto-grow-height="false" fo:min-height="14.392cm" fo:min-width="18.663cm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03cm" svg:stroke-color="#000000" draw:marker-start-width="0.812cm" draw:marker-end-width="0.812cm" draw:fill="none" draw:textarea-horizontal-align="justify" draw:textarea-vertical-align="middle" draw:auto-grow-height="false" fo:min-height="14.342cm" fo:min-width="18.613cm" fo:padding-top="0.226cm" fo:padding-bottom="0.226cm" fo:padding-left="0.351cm" fo:padding-right="0.351cm"/>
    </style:style>
    <style:style style:name="gr6" style:family="graphic" style:parent-style-name="standard">
      <style:graphic-properties svg:stroke-width="0.051cm" svg:stroke-color="#99ff66" draw:marker-start-width="0.355cm" draw:marker-end-width="0.355cm" draw:fill="none" draw:textarea-horizontal-align="justify" draw:textarea-vertical-align="middle" draw:auto-grow-height="false" fo:min-height="14.342cm" fo:min-width="18.613cm" fo:padding-top="0.15cm" fo:padding-bottom="0.15cm" fo:padding-left="0.275cm" fo:padding-right="0.275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9.774cm" fo:min-width="10.139cm"/>
    </style:style>
    <style:style style:name="gr8" style:family="graphic" style:parent-style-name="standard">
      <style:graphic-properties svg:stroke-width="0.051cm" svg:stroke-color="#99ff66" draw:marker-start-width="0.355cm" draw:marker-end-width="0.355cm" draw:fill="none" draw:textarea-horizontal-align="justify" draw:textarea-vertical-align="middle" draw:auto-grow-height="false" fo:min-height="13.874cm" fo:min-width="14.493cm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1">
        <draw:line draw:style-name="gr1" draw:text-style-name="P1" draw:layer="layout" svg:x1="4.12cm" svg:y1="2.721cm" svg:x2="4.158cm" svg:y2="17.273cm">
          <text:p/>
        </draw:line>
        <draw:line draw:style-name="gr2" draw:text-style-name="P1" draw:layer="layout" svg:x1="23.396cm" svg:y1="17.311cm" svg:x2="4.082cm" svg:y2="17.273cm">
          <text:p/>
        </draw:line>
        <draw:custom-shape draw:style-name="gr3" draw:text-style-name="P1" draw:layer="layout" svg:width="19.163cm" svg:height="14.642cm" svg:x="4.158cm" svg:y="2.6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5" draw:text-style-name="P1" draw:layer="layout" svg:width="19.163cm" svg:height="14.642cm" svg:x="4.158cm" svg:y="2.6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.163cm" svg:height="14.642cm" svg:x="4.158cm" svg:y="2.6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7" draw:text-style-name="P3" draw:layer="layout" svg:width="15.043cm" svg:height="14.174cm" svg:x="5.987cm" svg:y="3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5.043cm" svg:height="14.174cm" svg:x="5.987cm" svg:y="3.3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20:11:41.500279765</meta:creation-date>
    <dc:date>2017-10-22T20:28:51.680057075</dc:date>
    <meta:editing-duration>PT7M</meta:editing-duration>
    <meta:editing-cycles>1</meta:editing-cycles>
    <meta:document-statistic meta:object-count="34"/>
    <meta:generator>LibreOffice/5.1.6.2$Linux_X86_64 LibreOffice_project/10m0$Build-2</meta:generator>
  </office:meta>
</office:document-meta>
</file>